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Bitstream Vera Sans1" svg:font-family="'Bitstream Ver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fo:padding="0.0201in" fo:border="0.06pt solid #000000" style:shadow="#808080 0.0701in 0.0701in"/>
      <style:text-properties fo:font-size="24pt" fo:font-style="normal" style:text-underline-style="none" style:font-size-asian="24pt" style:font-style-asian="normal" style:font-size-complex="24pt" style:font-style-complex="normal"/>
    </style:style>
    <style:style style:name="P2" style:family="paragraph" style:parent-style-name="Standard">
      <style:paragraph-properties fo:break-before="page"/>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Text_20_body">
      <style:text-properties officeooo:rsid="00081f63" officeooo:paragraph-rsid="00081f63"/>
    </style:style>
    <style:style style:name="P6" style:family="paragraph" style:parent-style-name="Text_20_body">
      <style:text-properties officeooo:rsid="00099aa7" officeooo:paragraph-rsid="00099aa7"/>
    </style:style>
    <style:style style:name="P7" style:family="paragraph" style:parent-style-name="Text_20_body">
      <style:text-properties officeooo:rsid="0009d9d1" officeooo:paragraph-rsid="0009d9d1"/>
    </style:style>
    <style:style style:name="P8" style:family="paragraph" style:parent-style-name="Text_20_body">
      <style:text-properties officeooo:rsid="0009fed0" officeooo:paragraph-rsid="0009fed0"/>
    </style:style>
    <style:style style:name="P9" style:family="paragraph" style:parent-style-name="Text_20_body">
      <style:text-properties officeooo:rsid="000bc1e9" officeooo:paragraph-rsid="000bc1e9"/>
    </style:style>
    <style:style style:name="P10" style:family="paragraph" style:parent-style-name="Text_20_body">
      <style:text-properties officeooo:rsid="000c44d6" officeooo:paragraph-rsid="000c44d6"/>
    </style:style>
    <style:style style:name="P11" style:family="paragraph" style:parent-style-name="Text_20_body" style:list-style-name="L1"/>
    <style:style style:name="P12" style:family="paragraph" style:parent-style-name="Text_20_body" style:list-style-name="L2">
      <style:text-properties officeooo:rsid="0009fed0" officeooo:paragraph-rsid="0009fed0"/>
    </style:style>
    <style:style style:name="P13" style:family="paragraph" style:parent-style-name="Text_20_body">
      <style:text-properties officeooo:rsid="00108bca" officeooo:paragraph-rsid="00108bca"/>
    </style:style>
    <style:style style:name="P14" style:family="paragraph" style:parent-style-name="Text_20_body">
      <style:text-properties officeooo:rsid="0010cabb" officeooo:paragraph-rsid="0010cabb"/>
    </style:style>
    <style:style style:name="P15" style:family="paragraph" style:parent-style-name="Text_20_body">
      <style:text-properties officeooo:paragraph-rsid="0010cabb"/>
    </style:style>
    <style:style style:name="P16" style:family="paragraph" style:parent-style-name="Text_20_body">
      <style:text-properties officeooo:paragraph-rsid="00111f05"/>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officeooo:rsid="00065c76" officeooo:paragraph-rsid="00065c76"/>
    </style:style>
    <style:style style:name="P19" style:family="paragraph" style:parent-style-name="Heading_20_2">
      <style:text-properties officeooo:rsid="00081f63" officeooo:paragraph-rsid="00081f63"/>
    </style:style>
    <style:style style:name="P20" style:family="paragraph" style:parent-style-name="Heading_20_2">
      <style:text-properties officeooo:rsid="00099aa7" officeooo:paragraph-rsid="00099aa7"/>
    </style:style>
    <style:style style:name="T1" style:family="text">
      <style:text-properties fo:font-size="16pt" style:font-size-asian="16pt" style:font-size-complex="16pt"/>
    </style:style>
    <style:style style:name="T2" style:family="text">
      <style:text-properties fo:font-size="16pt" officeooo:rsid="000e1d78" style:font-size-asian="16pt" style:font-size-complex="16pt"/>
    </style:style>
    <style:style style:name="T3" style:family="text">
      <style:text-properties fo:font-weight="bold" style:font-weight-asian="bold" style:font-weight-complex="bold"/>
    </style:style>
    <style:style style:name="T4" style:family="text">
      <style:text-properties officeooo:rsid="000410f6"/>
    </style:style>
    <style:style style:name="T5" style:family="text">
      <style:text-properties officeooo:rsid="0005d892"/>
    </style:style>
    <style:style style:name="T6" style:family="text">
      <style:text-properties officeooo:rsid="000f92d6"/>
    </style:style>
    <style:style style:name="T7" style:family="text">
      <style:text-properties officeooo:rsid="00108bca"/>
    </style:style>
    <style:style style:name="T8" style:family="text">
      <style:text-properties officeooo:rsid="0010cabb"/>
    </style:style>
    <style:style style:name="T9" style:family="text">
      <style:text-properties officeooo:rsid="00111f05"/>
    </style:style>
    <style:style style:name="T10" style:family="text">
      <style:text-properties officeooo:rsid="0012ecf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SRVMON MONITORING SUITE<text:line-break/><text:span text:style-name="T1">VERSION 0.</text:span><text:span text:style-name="T2">8</text:span><text:span text:style-name="T1"> (PRE-RELEASE)</text:span></text:p>
      <text:p text:style-name="Standard"/>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106_337708828" text:style-name="Index_20_Link" text:visited-style-name="Index_20_Link">Introduction<text:tab/>3</text:a></text:p>
          <text:p text:style-name="P4"><text:a xlink:type="simple" xlink:href="#__RefHeading__108_337708828" text:style-name="Index_20_Link" text:visited-style-name="Index_20_Link">License<text:tab/>3</text:a></text:p>
          <text:p text:style-name="P4"><text:a xlink:type="simple" xlink:href="#__RefHeading__110_337708828" text:style-name="Index_20_Link" text:visited-style-name="Index_20_Link">What is SRVMON?<text:tab/>3</text:a></text:p>
          <text:p text:style-name="P4"><text:a xlink:type="simple" xlink:href="#__RefHeading__112_337708828" text:style-name="Index_20_Link" text:visited-style-name="Index_20_Link">Why SRVMON?<text:tab/>3</text:a></text:p>
          <text:p text:style-name="P4"><text:a xlink:type="simple" xlink:href="#__RefHeading__114_337708828" text:style-name="Index_20_Link" text:visited-style-name="Index_20_Link">Author<text:tab/>3</text:a></text:p>
          <text:p text:style-name="P3"><text:a xlink:type="simple" xlink:href="#__RefHeading__116_337708828" text:style-name="Index_20_Link" text:visited-style-name="Index_20_Link">How does SRVMON work?<text:tab/>4</text:a></text:p>
          <text:p text:style-name="P4"><text:a xlink:type="simple" xlink:href="#__RefHeading__118_337708828" text:style-name="Index_20_Link" text:visited-style-name="Index_20_Link">Collection of tools<text:tab/>4</text:a></text:p>
          <text:p text:style-name="P4"><text:a xlink:type="simple" xlink:href="#__RefHeading__120_337708828" text:style-name="Index_20_Link" text:visited-style-name="Index_20_Link">Part 1, the database<text:tab/>4</text:a></text:p>
          <text:p text:style-name="P4"><text:a xlink:type="simple" xlink:href="#__RefHeading__122_337708828" text:style-name="Index_20_Link" text:visited-style-name="Index_20_Link">Part 2, the director<text:tab/>4</text:a></text:p>
          <text:p text:style-name="P4"><text:a xlink:type="simple" xlink:href="#__RefHeading__124_337708828" text:style-name="Index_20_Link" text:visited-style-name="Index_20_Link">Part 3, the agent<text:tab/>4</text:a></text:p>
          <text:p text:style-name="P4"><text:a xlink:type="simple" xlink:href="#__RefHeading__126_337708828" text:style-name="Index_20_Link" text:visited-style-name="Index_20_Link">Part 4, the web interface<text:tab/>5</text:a></text:p>
          <text:p text:style-name="P4"><text:a xlink:type="simple" xlink:href="#__RefHeading__128_337708828" text:style-name="Index_20_Link" text:visited-style-name="Index_20_Link">Part 5, the desktop client<text:tab/>5</text:a></text:p>
        </text:index-body>
      </text:table-of-content>
      <text:p text:style-name="Standard"/>
      <text:h text:style-name="P17" text:outline-level="1"><text:bookmark-start text:name="__RefHeading__106_337708828"/>Introduction<text:bookmark-end text:name="__RefHeading__106_337708828"/></text:h>
      <text:h text:style-name="Heading_20_2" text:outline-level="2"><text:bookmark-start text:name="__RefHeading__108_337708828"/>License<text:bookmark-end text:name="__RefHeading__108_337708828"/></text:h>
      <text:p text:style-name="Text_20_body">This manual is for the SRVMON monitoring suite (Version 0.<text:span text:style-name="T5">8</text:span>, <text:span text:style-name="T5">05</text:span> <text:span text:style-name="T5">May</text:span> 2015) and documents how to install and use the SRVMON monitoring suite. Please consult the reference document if you wish to work on this project.</text:p>
      <text:p text:style-name="Text_20_body">Copyright © 2015 Pol Warnimont</text:p>
      <text:p text:style-name="Text_20_body">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p>
      <text:h text:style-name="Heading_20_2" text:outline-level="2"><text:bookmark-start text:name="__RefHeading__110_337708828"/>What is SRVMON?<text:bookmark-end text:name="__RefHeading__110_337708828"/></text:h>
      <text:p text:style-name="Text_20_body">SRVMON is a collection of tools which can be used to monitor servers, switches or routers. It is possible to use any devices as long as the device is connected to the network and uses IPv4.</text:p>
      <text:p text:style-name="Text_20_body">The name SRVMON is an abbreviation for <text:span text:style-name="T3">S</text:span>e<text:span text:style-name="T3">RV</text:span>er <text:span text:style-name="T3">MON</text:span>itor. Please note that this may not be the final <text:s text:c="2"/>name of this suite. If someone knows a better name, please let me know.</text:p>
      <text:h text:style-name="Heading_20_2" text:outline-level="2"><text:bookmark-start text:name="__RefHeading__112_337708828"/>Why SRVMON?<text:bookmark-end text:name="__RefHeading__112_337708828"/></text:h>
      <text:p text:style-name="Text_20_body">The primary goal of SRVMON was to create an easy to use monitoring solution for my small server farm at home. I also wanted to create a system which can be totally customized. For example, I wanted that it should be possible to easily create a new GUI for the application. I also created this software collection mostly for fun.</text:p>
      <text:h text:style-name="Heading_20_2" text:outline-level="2"><text:bookmark-start text:name="__RefHeading__114_337708828"/>Author<text:bookmark-end text:name="__RefHeading__114_337708828"/></text:h>
      <text:p text:style-name="Text_20_body">The whole collection has been written by myself, Pol Warnimont. I have studied computer science in Luxembourg and currently work as an IT System<text:span text:style-name="T6">s</text:span> Engineer. I mostly work with Unix or Windows systems during my work. In my free-time, I mostly do my work on GNU/Linux systems. I personally use Debian on my notebook. I also do not believe in proprietary software which is why, I chose the GNU General Public License for my software collection.</text:p>
      <text:p text:style-name="Text_20_body">The whole source code, documentation and database dumps can be found at github.</text:p>
      <text:p text:style-name="Text_20_body">Project: <text:a xlink:type="simple" xlink:href="https://github.com/pwarnimo/srvmon" text:style-name="Internet_20_link" text:visited-style-name="Visited_20_Internet_20_Link">https://github.com/pwarnimo/srvmon</text:a><text:line-break/>Issues: <text:a xlink:type="simple" xlink:href="https://github.com/pwarnimo/srvmon/issues" text:style-name="Internet_20_link" text:visited-style-name="Visited_20_Internet_20_Link">https://github.com/pwarnimo/srvmon/issues</text:a></text:p>
      <text:p text:style-name="Text_20_body">Or mail me at pwarnimo(at)gmail(dot)com</text:p>
      <text:h text:style-name="Heading_20_1" text:outline-level="1"><text:bookmark-start text:name="__RefHeading__116_337708828"/><text:soft-page-break/>How does SRVMON work?<text:bookmark-end text:name="__RefHeading__116_337708828"/></text:h>
      <text:h text:style-name="Heading_20_2" text:outline-level="2"><text:bookmark-start text:name="__RefHeading__118_337708828"/>Collection of tools<text:bookmark-end text:name="__RefHeading__118_337708828"/></text:h>
      <text:p text:style-name="Text_20_body">As already described in the previous sections, SRVMON is not a single program, but a collection of multiple tools which form a monitoring system. Every part of the program can be replaced or modified as you wish.</text:p>
      <text:p text:style-name="Text_20_body">The whole SRVMON suite is divided in 5 parts:</text:p>
      <text:list xml:id="list4368459549187437380" text:style-name="L1">
        <text:list-item>
          <text:p text:style-name="P11">The database</text:p>
        </text:list-item>
        <text:list-item>
          <text:p text:style-name="P11">The director application</text:p>
        </text:list-item>
        <text:list-item>
          <text:p text:style-name="P11">Agent application</text:p>
        </text:list-item>
        <text:list-item>
          <text:p text:style-name="P11">Web interface</text:p>
        </text:list-item>
        <text:list-item>
          <text:p text:style-name="P11">Desktop client</text:p>
        </text:list-item>
      </text:list>
      <text:p text:style-name="Text_20_body">Please note that if you wish to modify or develop your own components, please consult the reference manual.</text:p>
      <text:h text:style-name="Heading_20_2" text:outline-level="2"><text:bookmark-start text:name="__RefHeading__120_337708828"/>Part 1, the database<text:bookmark-end text:name="__RefHeading__120_337708828"/></text:h>
      <text:p text:style-name="Text_20_body">The heart of this monitoring suite is the database. Nearly every feature of this suite is realized through the database. The clients, agents or directors only have to call the specific stored routines of the database in order to modify services for a host as an example. It is also possible to add your own stored routines.</text:p>
      <text:p text:style-name="Text_20_body">The database has been written in SQL <text:span text:style-name="T7">and uses prepared statements. The database</text:span> runs on MariaDB or MySQL. It should also be possible to run the database on MSSQL if you create the necessary changes. I have included an UML model of the database in the database/model directory <text:span text:style-name="T7">which can also be edited with MySQL Workbench</text:span>.</text:p>
      <text:p text:style-name="P13">All programs and web applications of this suite rely on the database with the stored routines.</text:p>
      <text:h text:style-name="Heading_20_2" text:outline-level="2"><text:bookmark-start text:name="__RefHeading__122_337708828"/>Part 2, the director<text:bookmark-end text:name="__RefHeading__122_337708828"/></text:h>
      <text:p text:style-name="P14">The director is the next important part of this suite. Please note that the director contains also contains of 2 applications. The first is the updater program which is used to get a list of the available hosts from the database. The updater then runs through the host list and checks if these are reachable. If not, then the director sets the status for the host to offline, and if the host as children hosts it will also set these to offline. The updater is written in Java.</text:p>
      <text:p text:style-name="P15"><text:span text:style-name="T8">The second part of the director is the server. The server is used to receive the data from the agents, which are executing the service checks. The data between the server and the agents is exchanged by using XML. The server is a web application written in PHP.</text:span></text:p>
      <text:h text:style-name="Heading_20_2" text:outline-level="2"><text:bookmark-start text:name="__RefHeading__124_337708828"/><text:soft-page-break/>Part 3, the agent<text:bookmark-end text:name="__RefHeading__124_337708828"/></text:h>
      <text:p text:style-name="P16"><text:span text:style-name="T9">The agent is a program which will run on the hosts which should be checked. The agent is used to coordinate the check commands on the hosts. After the agent executed a check, it will send the data via XML to the director server. The agent is written in Java.</text:span> <text:span text:style-name="T4">An agent Shell script is also available for testing purposes.</text:span></text:p>
      <text:h text:style-name="Heading_20_2" text:outline-level="2"><text:bookmark-start text:name="__RefHeading__126_337708828"/>Part 4, the web interface<text:bookmark-end text:name="__RefHeading__126_337708828"/></text:h>
      <text:p text:style-name="Text_20_body">The web interface <text:span text:style-name="T10">or also WebUI is used to configure and control the SRVMON suite</text:span>. <text:span text:style-name="T10">With the WebUI you can view, modify or delete hosts, services and numerous other tasks.</text:span> The <text:span text:style-name="T10">WebUI </text:span>is written in HTML5 and uses <text:span text:style-name="T10">object oriented </text:span>PHP on the server side and Javascript/JQuery on the client side.</text:p>
      <text:h text:style-name="Heading_20_2" text:outline-level="2"><text:bookmark-start text:name="__RefHeading__128_337708828"/>Part 5, the desktop client<text:bookmark-end text:name="__RefHeading__128_337708828"/></text:h>
      <text:p text:style-name="Text_20_body">The desktop client is essentially the same as the web interface. I have created the desktop client because I wanted to show that it is easily possible to write an own GUI for SRVMON. <text:span text:style-name="T10">It has not been yet decided if the desktop client will be written in Java or C++ with QT5. The priority for the desktop client is low.</text:span></text:p>
      <text:h text:style-name="P18" text:outline-level="1">Installation</text:h>
      <text:h text:style-name="P19" text:outline-level="2">Introduction</text:h>
      <text:p text:style-name="P5">This section contains the installation procedure of the SRVMON monitoring suite. This document currently describes the installation process under Debian GNU/Linux. Other distributions and also Microsoft Windows will be added later.</text:p>
      <text:p text:style-name="P5">The installation will start from scratch. You can skip some steps if you already have some of the tools and programs installed on your systems.</text:p>
      <text:h text:style-name="P20" text:outline-level="2">Getting the sources</text:h>
      <text:p text:style-name="P6">Before you can continue with the installation, you firstly have to download all the sources from github. Make sure that you have git installed on your system:</text:p>
      <text:p text:style-name="P6">$ sudo apt-get install git</text:p>
      <text:p text:style-name="P6">Clone the repository from github with the following command:</text:p>
      <text:p text:style-name="P6">$ git clone <text:a xlink:type="simple" xlink:href="https://github.com/pwarnimo/srvmon.git" text:style-name="Internet_20_link" text:visited-style-name="Visited_20_Internet_20_Link">https://github.com/pwarnimo/srvmon.git</text:a></text:p>
      <text:p text:style-name="P6">You will now find a new directory called srvmon on your system. Inside that directory you will find all the tools and programs for the SRVMON monitoring suite.</text:p>
      <text:h text:style-name="P20" text:outline-level="2">Database</text:h>
      <text:p text:style-name="P6">The first part that needs to be set up is the database. On Debian, you can use the MariaDB database server. It can be installed with the following command:</text:p>
      <text:p text:style-name="P6">$ sudo apt-get install mariadb-server</text:p>
      <text:p text:style-name="P6">The setup will prompt for a database root password during the installation.</text:p>
      <text:p text:style-name="P7">Move now to the database/sql directory and start the sql client:</text:p>
      <text:p text:style-name="P7">$ mysql -uroot -p<text:line-break/>Enter password: ******<text:line-break/>…<text:line-break/>MariaDB [(none)]&gt; CREATE DATABASE srvmon;<text:line-break/>MariaDB [(none)]&gt; USE srvmon;<text:line-break/>MariaDB [srvmon]&gt; SOURCE DB/srvmon-1.0.1.sql<text:line-break/>MariaDB [srvmon]&gt; SOURCE DUMP/srvmon-struc-1.0.1.sql</text:p>
      <text:p text:style-name="P7">The database is now installed but in order to use the database, we need to create a user for it. The user needs permissions for SELECT, INSERT and DELETE. In this example, I will create a user named sqlusr which has only full access to the srvmon database. Still in the mysql client, enter the following:</text:p>
      <text:p text:style-name="P7">MariaDB[srvmon]&gt; CREATE USER 'sqlusr'@'localhost' IDENTIFIED BY <text:a xlink:type="simple" xlink:href="mailto:'P@ssw0rD" text:style-name="Internet_20_link" text:visited-style-name="Visited_20_Internet_20_Link">'P@ssw0rD</text:a>!';<text:line-break/>MariaDB[srvmon]&gt; GRANT ALL PRIVILEGES ON srvmon . * TO 'sqlusr'@'localhost';<text:line-break/><text:soft-page-break/>MariaDB[srvmon]&gt; FLUSH PRIVILEGES;</text:p>
      <text:p text:style-name="P8">Please check if all the following tables are existent in the database:</text:p>
      <text:list xml:id="list9032737025062214565" text:style-name="L2">
        <text:list-item>
          <text:p text:style-name="P12">tblGroup</text:p>
        </text:list-item>
        <text:list-item>
          <text:p text:style-name="P12">tblGroupMember</text:p>
        </text:list-item>
        <text:list-item>
          <text:p text:style-name="P12">tblHardware</text:p>
        </text:list-item>
        <text:list-item>
          <text:p text:style-name="P12">tblMessage</text:p>
        </text:list-item>
        <text:list-item>
          <text:p text:style-name="P12">tblOS</text:p>
        </text:list-item>
        <text:list-item>
          <text:p text:style-name="P12">tblParent</text:p>
        </text:list-item>
        <text:list-item>
          <text:p text:style-name="P12">tblRole</text:p>
        </text:list-item>
        <text:list-item>
          <text:p text:style-name="P12">tblServer</text:p>
        </text:list-item>
        <text:list-item>
          <text:p text:style-name="P12">tblServer_has_tblService</text:p>
        </text:list-item>
        <text:list-item>
          <text:p text:style-name="P12">tblService</text:p>
        </text:list-item>
        <text:list-item>
          <text:p text:style-name="P12">tblSetting</text:p>
        </text:list-item>
        <text:list-item>
          <text:p text:style-name="P12">tblType</text:p>
        </text:list-item>
        <text:list-item>
          <text:p text:style-name="P12">tblUser</text:p>
        </text:list-item>
      </text:list>
      <text:p text:style-name="P9">In the last part of the database setup, we have to load the stored routines into the database. You can use the script loadroutines.sh which can be found in the tools directory. Please note that you have to edit the script.</text:p>
      <text:p text:style-name="P9">The script contains to variables for the username and password of the database user:</text:p>
      <text:p text:style-name="P9">SQLUSR=""<text:line-break/>SQLPW=""</text:p>
      <text:p text:style-name="P10">After that you can execute the script:</text:p>
      <text:p text:style-name="P10">$ ./loadroutines.sh</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Bitstream Vera Sans1" svg:font-family="'Bitstream Ver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Bitstream Ver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Bitstream Vera Sans1" style:font-family-complex="'Bitstream Ver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Bitstream Vera Sans1" style:font-family-complex="'Bitstream Ver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Bitstream Vera Sans1" style:font-family-complex="'Bitstream Vera Sans'" style:font-family-generic-complex="swiss"/>
    </style:style>
    <style:style style:name="Footer" style:family="paragraph" style:parent-style-name="Standard" style:class="extra">
      <style:paragraph-properties fo:padding="0.0201in" fo:border-left="none" fo:border-right="none" fo:border-top="0.06pt solid #000000" fo:border-bottom="none" text:number-lines="false" text:line-number="0">
        <style:tab-stops>
          <style:tab-stop style:position="3.4626in" style:type="center"/>
          <style:tab-stop style:position="6.9252in" style:type="right"/>
        </style:tab-stops>
      </style:paragraph-properties>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fo:padding="0.0201in" fo:border-left="none" fo:border-right="none" fo:border-top="none" fo:border-bottom="0.06pt solid #000000"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User manual</text:p>
      </style:header>
      <style:footer>
        <text:p text:style-name="Footer"><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13:20:45</meta:creation-date>
    <dc:date>2015-05-08T10:38:58.015699532</dc:date>
    <meta:editing-duration>PT1H54M56S</meta:editing-duration>
    <meta:editing-cycles>24</meta:editing-cycles>
    <meta:generator>LibreOffice/4.3.3.2$Linux_X86_64 LibreOffice_project/430m0$Build-2</meta:generator>
    <meta:document-statistic meta:table-count="0" meta:image-count="0" meta:object-count="0" meta:page-count="7" meta:paragraph-count="92" meta:word-count="1337" meta:character-count="7831" meta:non-whitespace-character-count="6581"/>
  </office:meta>
</office:document-meta>
</file>